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981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7.662cm"/>
    </style:style>
    <style:style style:name="co4" style:family="table-column">
      <style:table-column-properties fo:break-before="auto" style:column-width="1.9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Rúbrica de Sistemes Operatius 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3" table:number-rows-spanned="1">
            <text:p>El nom d'aquest fitxer ha de ser <text:span text:style-name="T1">rubrica_grupXX_grupYY.ods</text:span> on <text:span text:style-name="T2">grupXX</text:span> és el grup avaluat i <text:span text:style-name="T2">grupYY</text:span> és el grup que fa l'avaluació (el vostre). 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Elements d'avaluació.</text:p>
          </table:table-cell>
          <table:table-cell table:style-name="ce2" office:value-type="string" calcext:value-type="string">
            <text:p>Qualificació</text:p>
          </table:table-cell>
          <table:table-cell table:style-name="ce3" office:value-type="string" calcext:value-type="string">
            <text:p>Justifiqueu breument la qualificació posada (una frase)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1) El codi presentat intenta resoldre el problema plantejat (no fa falta que funcioni). Contesteu amb un 1 (SI) o 0 (NO)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En cas que no resolgui el problema plantejat, comenteu per què no.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2) El codi només utilitza les crides permeses a l'exercici. Contesteu 1 (SI), 0 (NO), o 0,5 (ALGUNA QUE NO TOCA)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En cas que no utilitzi comandes permeses, quines comandes no estan permeses?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3) El codi presentat és interessant: 1 (SI), 0 (NO) o 0,5 (SI FA NO FA ES SIMILAR AL NOSTRE)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Per què es interessant? Per què no?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4) El codi funciona correctament amb les dades proporcionades. 1 (SI) o 0 (NO)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Justificar la resposta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5) El codi està ben estructurat i no fa operacions innecessàries (valor numèric de 0 a 1)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En cas que no estigui ben estructurat, poseu-hi els vostres comentaris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Qualificació</text:p>
          </table:table-cell>
          <table:table-cell table:style-name="ce7" table:formula="of:=SUM([.B6:.B10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2">
          <table:table-cell table:style-name="ce8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ttb" style:first-page-number="continue" style:scale-to="100%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creation-date>2019-01-17T12:33:35Z</meta:creation-date>
    <dc:date>2021-04-15T13:19:17.327014921</dc:date>
    <meta:print-date>2021-02-17T12:03:55Z</meta:print-date>
    <meta:editing-cycles>25</meta:editing-cycles>
    <meta:editing-duration>PT43M30S</meta:editing-duration>
    <meta:document-statistic meta:table-count="1" meta:cell-count="22" meta:object-count="0"/>
    <meta:user-defined meta:name="WorkbookGuid">47ccf5a9-bd2b-4ee3-859d-9fe375e56254</meta:user-defined>
  </office:meta>
</office:document-meta>
</file>